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99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solid" draw:fill-color="#94bd5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solid" draw:fill-color="#99ccf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worker">
      <style:graphic-properties draw:fill="solid" draw:fill-color="#ffffff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Connector">
      <style:graphic-properties draw:fill="solid" draw:fill-color="#ffffff"/>
    </style:style>
    <style:style style:name="gr9" style:family="graphic" style:parent-style-name="Connector">
      <style:graphic-properties draw:stroke="dash" draw:stroke-dash="gestrichelt2_20__28_variabel_29_"/>
    </style:style>
    <style:style style:name="gr10" style:family="graphic" style:parent-style-name="Connector">
      <style:graphic-properties draw:marker-start="" draw:marker-end=""/>
    </style:style>
    <style:style style:name="gr11" style:family="graphic" style:parent-style-name="Connector">
      <style:graphic-properties draw:marker-start=""/>
    </style:style>
    <style:style style:name="gr12" style:family="graphic" style:parent-style-name="Connector">
      <style:graphic-properties draw:marker-end=""/>
    </style:style>
    <style:style style:name="gr13" style:family="graphic" style:parent-style-name="Connector">
      <style:graphic-properties draw:marker-start=""/>
    </style:style>
    <style:style style:name="gr14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1.2cm" svg:x="8.9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1cm" svg:height="4cm" svg:x="5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cm" svg:x="2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2cm" svg:x="8.9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cm" svg:height="1cm" svg:x="3.057cm" svg:y="4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3cm" svg:height="1cm" svg:x="9cm" svg:y="4cm"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3cm" svg:height="1cm" svg:x="15cm" svg:y="7cm"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3cm" svg:height="1cm" svg:x="14.978cm" svg:y="5.1cm">
          <text:p text:style-name="P1">media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cm" svg:height="1cm" svg:x="9cm" svg:y="10cm"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6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xml:id="id9" draw:id="id9" draw:layer="layout" svg:width="3cm" svg:height="1cm" svg:x="12.1cm" svg:y="13cm"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12cm" svg:y1="4.5cm" svg:x2="14.978cm" svg:y2="3.5cm" draw:start-shape="id1" draw:start-glue-point="7" draw:end-shape="id2" draw:end-glue-point="5" svg:d="m12000 4500h1490v-1000h1488" svg:viewBox="0 0 2979 1001">
          <text:p>file</text:p>
        </draw:connector>
        <draw:connector draw:style-name="Connector" draw:layer="layout" svg:x1="12cm" svg:y1="4.5cm" svg:x2="14.978cm" svg:y2="5.6cm" draw:start-shape="id1" draw:start-glue-point="7" draw:end-shape="id3" draw:end-glue-point="5" svg:d="m12000 4500h1485v1100h1493" svg:viewBox="0 0 2979 1101">
          <text:p>file</text:p>
        </draw:connector>
        <draw:connector draw:style-name="gr8" draw:layer="layout" svg:x1="10.5cm" svg:y1="5cm" svg:x2="10.5cm" svg:y2="6.9cm" draw:start-shape="id1" draw:start-glue-point="6" svg:d="m10500 5000v1900" svg:viewBox="0 0 1 1901">
          <text:p>socket</text:p>
        </draw:connector>
        <draw:connector draw:style-name="Connector" draw:layer="layout" svg:x1="12cm" svg:y1="7.5cm" svg:x2="15cm" svg:y2="7.5cm" draw:start-shape="id4" draw:start-glue-point="7" draw:end-shape="id5" svg:d="m12000 7500h3000" svg:viewBox="0 0 3001 1">
          <text:p>socket</text:p>
        </draw:connector>
        <draw:connector draw:style-name="gr8" draw:layer="layout" svg:x1="10.5cm" svg:y1="8.1cm" svg:x2="10.5cm" svg:y2="10cm" draw:end-shape="id6" draw:end-glue-point="0" svg:d="m10500 8100v1900" svg:viewBox="0 0 1 1901">
          <text:p>tcp</text:p>
        </draw:connector>
        <draw:connector draw:style-name="Connector" draw:layer="layout" svg:x1="9cm" svg:y1="4.5cm" svg:x2="6.057cm" svg:y2="4.5cm" draw:start-shape="id1" draw:start-glue-point="5" draw:end-shape="id7" draw:end-glue-point="7" svg:d="m9000 4500h-2943" svg:viewBox="0 0 2944 1">
          <text:p>socket</text:p>
        </draw:connector>
        <draw:connector draw:style-name="Connector" draw:layer="layout" svg:x1="10.5cm" svg:y1="11cm" svg:x2="8.45cm" svg:y2="12.9cm" draw:start-shape="id6" draw:start-glue-point="6" draw:end-shape="id8" draw:end-glue-point="0" svg:d="m10500 11000v951h-2050v949" svg:viewBox="0 0 2051 1901">
          <text:p>tcp</text:p>
        </draw:connector>
        <draw:connector draw:style-name="Connector" draw:layer="layout" svg:x1="10.5cm" svg:y1="11cm" svg:x2="13.6cm" svg:y2="13cm" draw:start-shape="id6" draw:start-glue-point="6" draw:end-shape="id9" draw:end-glue-point="4" svg:d="m10500 11000v1001h3100v999" svg:viewBox="0 0 3101 2001">
          <text:p>tcp</text:p>
        </draw:connector>
        <draw:connector draw:style-name="gr9" draw:layer="layout" svg:x1="12cm" svg:y1="10.5cm" svg:x2="15cm" svg:y2="7.5cm" draw:start-shape="id6" draw:start-glue-point="7" draw:end-shape="id5" svg:d="m12000 10500h1501v-3000h1499" svg:viewBox="0 0 3001 3001">
          <text:p/>
        </draw:connector>
        <draw:connector draw:style-name="gr10" draw:layer="layout" svg:x1="20cm" svg:y1="5.6cm" svg:x2="20cm" svg:y2="13.5cm" draw:start-shape="id10" draw:start-glue-point="3" draw:end-shape="id11" draw:end-glue-point="0" svg:d="m20000 5600v7900" svg:viewBox="0 0 1 7901">
          <text:p>scp</text:p>
        </draw:connector>
        <draw:connector draw:style-name="gr11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3cm" svg:height="1cm" svg:x="3cm" svg:y="7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4.5cm" svg:y1="7cm" svg:x2="4.557cm" svg:y2="5cm" draw:start-shape="id12" draw:start-glue-point="4" draw:end-shape="id7" draw:end-glue-point="6" svg:d="m4500 7000v-999h57v-1001" svg:viewBox="0 0 58 2001">
          <text:p>file</text:p>
        </draw:connector>
        <draw:g>
          <draw:custom-shape draw:style-name="gr6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6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2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5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5" draw:text-style-name="P1" xml:id="id14" draw:id="id14" draw:layer="layout" svg:width="3.023cm" svg:height="1.012cm" svg:x="8.977cm" svg:y="0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0.489cm" svg:y1="2cm" svg:x2="10.5cm" svg:y2="4cm" draw:start-shape="id14" draw:start-glue-point="6" draw:end-shape="id1" draw:end-glue-point="4" svg:d="m10489 2000v1001h11v999" svg:viewBox="0 0 12 2001">
          <text:p>tcp<text:line-break/>:80</text:p>
        </draw:connector>
        <draw:connector draw:style-name="gr13" draw:layer="layout" svg:x1="1cm" svg:y1="10.5cm" svg:x2="3cm" svg:y2="10.5cm" draw:start-shape="id15" draw:start-glue-point="0" draw:end-shape="id13" draw:end-glue-point="5" svg:d="m1000 10500h2000" svg:viewBox="0 0 2001 1">
          <text:p>tcp<text:line-break/>:8080</text:p>
        </draw:connector>
        <draw:line draw:style-name="gr14" draw:text-style-name="P1" xml:id="id15" draw:id="id15" draw:layer="layout" svg:x1="1cm" svg:y1="10.5cm" svg:x2="1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13T18:48:31.622000000</dc:date>
    <dc:creator>Rafael Küng</dc:creator>
    <meta:editing-duration>P0D</meta:editing-duration>
    <meta:editing-cycles>5</meta:editing-cycles>
    <meta:generator>LibreOffice/4.1.1.2$Windows_x86 LibreOffice_project/7e4286b58adc75a14f6d83f53a03b6c11fa2903</meta:generator>
    <meta:document-statistic meta:object-count="49"/>
  </office:meta>
</office:document-meta>
</file>